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 Medium" svg:font-family="'Libre Franklin Medium'" style:font-pitch="variable"/>
    <style:font-face style:name="Libre Franklin Medium1" svg:font-family="'Libre Franklin Medium'" style:font-adornments="Medium" style:font-pitch="variable"/>
    <style:font-face style:name="Libre Franklin SemiBold" svg:font-family="'Libre Franklin SemiBold'" style:font-pitch="variable"/>
    <style:font-face style:name="Unifont" svg:font-family="Unifont" style:font-family-generic="system" style:font-pitch="variable"/>
    <style:font-face style:name="google sansregular" svg:font-family="'google sansregular', Georgia, 'Times New Roman', serif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use-window-font-color="true" loext:opacity="0%" style:font-name="Libre Franklin Medium1" fo:font-size="12pt" officeooo:paragraph-rsid="001e0ffc" style:font-size-asian="12pt" style:font-size-complex="12pt"/>
    </style:style>
    <style:style style:name="P2" style:family="paragraph" style:parent-style-name="Footnote">
      <style:text-properties style:font-name="Libre Franklin Medium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Libre Franklin Medium1" fo:font-size="12pt" fo:letter-spacing="normal" fo:language="es" fo:country="ES" fo:font-style="normal" fo:font-weight="normal" officeooo:rsid="005e4c3a" officeooo:paragraph-rsid="001d3acd" style:font-size-asian="12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Libre Franklin Medium1" fo:font-size="12pt" fo:letter-spacing="normal" fo:language="es" fo:country="ES" fo:font-style="normal" fo:font-weight="normal" officeooo:rsid="005e4c3a" officeooo:paragraph-rsid="00267bb7" style:font-size-asian="12pt" style:font-size-complex="12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Libre Franklin Medium1" fo:font-size="12pt" fo:letter-spacing="normal" fo:language="es" fo:country="ES" fo:font-style="normal" fo:font-weight="normal" officeooo:rsid="005e4c3a" officeooo:paragraph-rsid="002887e6" style:font-size-asian="12pt" style:font-size-complex="12pt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Libre Franklin Medium1" fo:font-size="12pt" fo:letter-spacing="normal" fo:language="es" fo:country="ES" fo:font-style="normal" fo:font-weight="normal" officeooo:rsid="00267bb7" officeooo:paragraph-rsid="00267bb7" style:font-size-asian="12pt" style:font-size-complex="12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Libre Franklin Medium1" fo:font-size="12pt" fo:letter-spacing="normal" fo:language="es" fo:country="ES" fo:font-style="normal" fo:font-weight="normal" officeooo:rsid="00267bb7" officeooo:paragraph-rsid="0026869a" style:font-size-asian="12pt" style:font-size-complex="12pt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Libre Franklin Medium1" fo:font-size="12pt" fo:letter-spacing="normal" fo:language="es" fo:country="ES" fo:font-style="normal" fo:font-weight="normal" officeooo:rsid="00267bb7" officeooo:paragraph-rsid="002d6eb6" style:font-size-asian="12pt" style:font-size-complex="12pt"/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Libre Franklin Medium1" fo:font-size="12pt" fo:letter-spacing="normal" fo:language="es" fo:country="ES" fo:font-style="normal" fo:font-weight="normal" officeooo:rsid="00267bb7" officeooo:paragraph-rsid="002f439e" style:font-size-asian="12pt" style:font-size-complex="12pt"/>
    </style:style>
    <style:style style:name="P1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Libre Franklin Medium1" fo:font-size="12pt" fo:letter-spacing="normal" fo:language="es" fo:country="ES" fo:font-style="normal" fo:font-weight="normal" officeooo:rsid="00267bb7" officeooo:paragraph-rsid="00300a9f" style:font-size-asian="12pt" style:font-size-complex="12pt"/>
    </style:style>
    <style:style style:name="P1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Libre Franklin Medium1" fo:font-size="12pt" fo:letter-spacing="normal" fo:language="es" fo:country="ES" fo:font-style="normal" fo:font-weight="normal" officeooo:rsid="00267bb7" officeooo:paragraph-rsid="0030dc93" style:font-size-asian="12pt" style:font-size-complex="12pt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Libre Franklin Medium1" fo:font-size="12pt" fo:letter-spacing="normal" fo:language="es" fo:country="ES" fo:font-style="normal" style:text-underline-style="solid" style:text-underline-width="auto" style:text-underline-color="font-color" fo:font-weight="normal" officeooo:rsid="00267bb7" officeooo:paragraph-rsid="0026869a" style:font-size-asian="12pt" style:font-size-complex="12pt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Libre Franklin Medium1" fo:font-size="10pt" fo:letter-spacing="normal" fo:language="es" fo:country="ES" fo:font-style="normal" fo:font-weight="normal" officeooo:rsid="00267bb7" officeooo:paragraph-rsid="0026869a" style:font-size-asian="10pt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Libre Franklin Medium" fo:font-size="12pt" fo:letter-spacing="normal" fo:language="es" fo:country="ES" fo:font-style="normal" fo:font-weight="normal" officeooo:rsid="005e4c3a" officeooo:paragraph-rsid="002887e6" style:font-size-asian="12pt" style:font-size-complex="12pt"/>
    </style:style>
    <style:style style:name="P1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Libre Franklin Medium" fo:font-size="12pt" fo:letter-spacing="normal" fo:language="es" fo:country="ES" fo:font-style="normal" fo:font-weight="normal" officeooo:rsid="002cd84d" officeooo:paragraph-rsid="002d6eb6" style:font-size-asian="12pt" style:font-size-complex="12pt"/>
    </style:style>
    <style:style style:name="P1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Libre Franklin Medium" fo:font-size="12pt" fo:letter-spacing="normal" fo:language="es" fo:country="ES" fo:font-style="normal" fo:font-weight="normal" officeooo:rsid="002cd84d" officeooo:paragraph-rsid="002f439e" style:font-size-asian="12pt" style:font-size-complex="12pt"/>
    </style:style>
    <style:style style:name="P1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Libre Franklin Medium" fo:font-size="12pt" fo:letter-spacing="normal" fo:language="es" fo:country="ES" fo:font-style="normal" fo:font-weight="normal" officeooo:rsid="002cd84d" officeooo:paragraph-rsid="00300a9f" style:font-size-asian="12pt" style:font-size-complex="12pt"/>
    </style:style>
    <style:style style:name="P1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Libre Franklin Medium" fo:font-size="12pt" fo:letter-spacing="normal" fo:language="es" fo:country="ES" fo:font-style="normal" fo:font-weight="normal" officeooo:rsid="002cd84d" officeooo:paragraph-rsid="002cd84d" style:font-size-asian="12pt" style:font-size-complex="12pt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Libre Franklin Medium1" fo:font-size="11pt" fo:letter-spacing="normal" fo:language="es" fo:country="ES" fo:font-style="normal" fo:font-weight="normal" officeooo:rsid="005e4c3a" officeooo:paragraph-rsid="00231d5c" style:font-size-asian="11pt" style:font-size-complex="11pt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Libre Franklin Medium1" fo:font-size="11pt" fo:letter-spacing="normal" fo:language="es" fo:country="ES" fo:font-style="normal" fo:font-weight="normal" officeooo:rsid="005e4c3a" officeooo:paragraph-rsid="00267bb7" style:font-size-asian="11pt" style:font-size-complex="11pt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Libre Franklin Medium1" fo:font-size="11pt" fo:letter-spacing="normal" fo:language="es" fo:country="ES" fo:font-style="normal" fo:font-weight="normal" officeooo:rsid="005e4c3a" officeooo:paragraph-rsid="002887e6" style:font-size-asian="11pt" style:font-size-complex="11pt"/>
    </style:style>
    <style:style style:name="P2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Libre Franklin Medium1" fo:font-size="10pt" fo:letter-spacing="normal" fo:language="es" fo:country="ES" fo:font-style="normal" fo:font-weight="normal" officeooo:rsid="005e4c3a" officeooo:paragraph-rsid="001d3acd" style:font-size-asian="10pt" style:font-size-complex="10pt"/>
    </style:style>
    <style:style style:name="P2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Libre Franklin Medium1" fo:font-size="10pt" fo:letter-spacing="normal" fo:language="es" fo:country="ES" fo:font-style="normal" fo:font-weight="normal" officeooo:rsid="005e4c3a" officeooo:paragraph-rsid="0020a0f3" style:font-size-asian="10pt" style:font-size-complex="10pt"/>
    </style:style>
    <style:style style:name="P2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Libre Franklin Medium1" fo:font-size="10pt" fo:letter-spacing="normal" fo:language="es" fo:country="ES" fo:font-style="normal" fo:font-weight="normal" officeooo:rsid="005e4c3a" officeooo:paragraph-rsid="00267bb7" style:font-size-asian="10pt" style:font-size-complex="10pt"/>
    </style:style>
    <style:style style:name="P2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Libre Franklin Medium1" fo:font-size="10pt" fo:letter-spacing="normal" fo:language="es" fo:country="ES" fo:font-style="normal" fo:font-weight="normal" officeooo:rsid="005e4c3a" officeooo:paragraph-rsid="002887e6" style:font-size-asian="10pt" style:font-size-complex="10pt"/>
    </style:style>
    <style:style style:name="P2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ff0000" loext:opacity="100%" style:font-name="Libre Franklin Medium1" fo:font-size="10pt" fo:letter-spacing="normal" fo:language="es" fo:country="ES" fo:font-style="normal" fo:font-weight="normal" officeooo:rsid="005e4c3a" officeooo:paragraph-rsid="002d6eb6" style:font-size-asian="10pt" style:font-size-complex="10pt"/>
    </style:style>
    <style:style style:name="P2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ff0000" loext:opacity="100%" style:font-name="Libre Franklin Medium1" fo:font-size="10pt" fo:letter-spacing="normal" fo:language="es" fo:country="ES" fo:font-style="normal" fo:font-weight="normal" officeooo:rsid="005e4c3a" officeooo:paragraph-rsid="002f439e" style:font-size-asian="10pt" style:font-size-complex="10pt"/>
    </style:style>
    <style:style style:name="P2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ff0000" loext:opacity="100%" style:font-name="Libre Franklin Medium1" fo:font-size="10pt" fo:letter-spacing="normal" fo:language="es" fo:country="ES" fo:font-style="normal" fo:font-weight="normal" officeooo:rsid="005e4c3a" officeooo:paragraph-rsid="00300a9f" style:font-size-asian="10pt" style:font-size-complex="10pt"/>
    </style:style>
    <style:style style:name="P29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loext:opacity="100%" style:font-name="Libre Franklin SemiBold" fo:font-size="12pt" fo:letter-spacing="normal" fo:language="es" fo:country="ES" fo:font-style="normal" fo:font-weight="normal" officeooo:rsid="00267bb7" officeooo:paragraph-rsid="00267bb7" style:font-size-asian="12pt" style:font-size-complex="12pt"/>
    </style:style>
    <style:style style:name="P30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808080" loext:opacity="100%" style:font-name="Libre Franklin Medium1" fo:font-size="10pt" fo:letter-spacing="normal" fo:language="es" fo:country="ES" fo:font-style="normal" fo:font-weight="normal" officeooo:rsid="00267bb7" officeooo:paragraph-rsid="00267bb7" style:font-size-asian="10pt" style:font-size-complex="10pt"/>
    </style:style>
    <style:style style:name="P3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808080" loext:opacity="100%" style:font-name="Libre Franklin Medium1" fo:font-size="10pt" fo:letter-spacing="normal" fo:language="es" fo:country="ES" fo:font-style="normal" fo:font-weight="normal" officeooo:rsid="00267bb7" officeooo:paragraph-rsid="00267bb7" style:font-size-asian="10pt" style:font-size-complex="10pt"/>
    </style:style>
    <style:style style:name="P3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808080" loext:opacity="100%" style:font-name="Libre Franklin Medium1" fo:font-size="10pt" fo:letter-spacing="normal" fo:language="es" fo:country="ES" fo:font-style="normal" fo:font-weight="normal" officeooo:rsid="00267bb7" officeooo:paragraph-rsid="0026869a" style:font-size-asian="10pt" style:font-size-complex="10pt"/>
    </style:style>
    <style:style style:name="P3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808080" loext:opacity="100%" style:font-name="Libre Franklin Medium1" fo:font-size="10pt" fo:letter-spacing="normal" fo:language="es" fo:country="ES" fo:font-style="normal" fo:font-weight="normal" officeooo:rsid="00267bb7" officeooo:paragraph-rsid="00300a9f" style:font-size-asian="10pt" style:font-size-complex="10pt"/>
    </style:style>
    <style:style style:name="P34" style:family="paragraph">
      <loext:graphic-properties draw:fill-color="#000000"/>
      <style:paragraph-properties fo:text-align="center"/>
    </style:style>
    <style:style style:name="T1" style:family="text">
      <style:text-properties fo:font-variant="normal" fo:text-transform="none" fo:letter-spacing="normal" fo:language="es" fo:country="ES" fo:font-style="normal" fo:font-weight="normal" officeooo:rsid="001e0ffc"/>
    </style:style>
    <style:style style:name="T2" style:family="text">
      <style:text-properties fo:font-variant="normal" fo:text-transform="none" fo:letter-spacing="normal" fo:language="es" fo:country="ES" fo:font-style="normal" fo:font-weight="normal" officeooo:rsid="00267bb7"/>
    </style:style>
    <style:style style:name="T3" style:family="text">
      <style:text-properties fo:font-variant="normal" fo:text-transform="none" fo:color="#ff0000" loext:opacity="100%" fo:letter-spacing="normal" fo:language="es" fo:country="ES" fo:font-style="normal" fo:font-weight="normal" officeooo:rsid="00267bb7"/>
    </style:style>
    <style:style style:name="T4" style:family="text">
      <style:text-properties fo:font-variant="normal" fo:text-transform="none" fo:color="#ff0000" loext:opacity="100%" fo:letter-spacing="normal" fo:language="es" fo:country="ES" fo:font-style="normal" fo:font-weight="normal" officeooo:rsid="001e0ff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231d5c" style:font-size-asian="10pt" style:font-size-complex="10pt"/>
    </style:style>
    <style:style style:name="T7" style:family="text">
      <style:text-properties fo:font-size="10pt" officeooo:rsid="00267bb7" style:font-size-asian="10pt" style:font-size-complex="10pt"/>
    </style:style>
    <style:style style:name="T8" style:family="text">
      <style:text-properties fo:font-size="10pt" style:text-underline-style="none" officeooo:rsid="00231d5c" style:font-size-asian="10pt" style:font-size-complex="10pt"/>
    </style:style>
    <style:style style:name="T9" style:family="text">
      <style:text-properties officeooo:rsid="001fd45e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267bb7"/>
    </style:style>
    <style:style style:name="T12" style:family="text">
      <style:text-properties officeooo:rsid="0020a0f3"/>
    </style:style>
    <style:style style:name="T13" style:family="text">
      <style:text-properties fo:color="#808080" loext:opacity="100%" officeooo:rsid="00267bb7"/>
    </style:style>
    <style:style style:name="T14" style:family="text">
      <style:text-properties fo:color="#808080" loext:opacity="100%" officeooo:rsid="001e0ffc"/>
    </style:style>
    <style:style style:name="T15" style:family="text">
      <style:text-properties officeooo:rsid="001e0ffc"/>
    </style:style>
    <style:style style:name="T16" style:family="text">
      <style:text-properties style:font-name="Libre Franklin SemiBold" officeooo:rsid="001e0ffc"/>
    </style:style>
    <style:style style:name="T17" style:family="text">
      <style:text-properties fo:color="#ff0000" loext:opacity="100%"/>
    </style:style>
    <style:style style:name="T18" style:family="text">
      <style:text-properties fo:color="#ff0000" loext:opacity="100%" officeooo:rsid="00267bb7"/>
    </style:style>
    <style:style style:name="T19" style:family="text">
      <style:text-properties fo:color="#ff0000" loext:opacity="100%" officeooo:rsid="001e0ffc"/>
    </style:style>
    <style:style style:name="T20" style:family="text">
      <style:text-properties fo:color="#ff0000" loext:opacity="100%" fo:font-size="10pt" style:font-size-asian="10pt" style:font-size-complex="10pt"/>
    </style:style>
    <style:style style:name="T21" style:family="text">
      <style:text-properties fo:color="#ff0000" loext:opacity="100%" fo:font-size="10pt" officeooo:rsid="00231d5c" style:font-size-asian="10pt" style:font-size-complex="10pt"/>
    </style:style>
    <style:style style:name="T22" style:family="text">
      <style:text-properties fo:color="#ff0000" loext:opacity="100%" officeooo:rsid="0026869a"/>
    </style:style>
    <style:style style:name="T23" style:family="text">
      <style:text-properties fo:color="#ff0000" loext:opacity="100%" officeooo:rsid="002d6eb6"/>
    </style:style>
    <style:style style:name="T24" style:family="text">
      <style:text-properties officeooo:rsid="0026869a"/>
    </style:style>
    <style:style style:name="T25" style:family="text">
      <style:text-properties officeooo:rsid="002887e6"/>
    </style:style>
    <style:style style:name="T26" style:family="text">
      <style:text-properties officeooo:rsid="002a3ed4"/>
    </style:style>
    <style:style style:name="T27" style:family="text">
      <style:text-properties officeooo:rsid="002cd84d"/>
    </style:style>
    <style:style style:name="T28" style:family="text">
      <style:text-properties fo:color="#333333" loext:opacity="100%"/>
    </style:style>
    <style:style style:name="T29" style:family="text">
      <style:text-properties fo:color="#333333" loext:opacity="100%" style:text-line-through-style="none" style:text-line-through-type="none" style:text-underline-style="none" style:text-blinking="false" fo:background-color="transparent" loext:char-shading-value="0"/>
    </style:style>
    <style:style style:name="T30" style:family="text">
      <style:text-properties fo:color="#333333" loext:opacity="100%" officeooo:rsid="002d6eb6"/>
    </style:style>
    <style:style style:name="T31" style:family="text">
      <style:text-properties fo:color="#333333" loext:opacity="100%" officeooo:rsid="002f439e"/>
    </style:style>
    <style:style style:name="T32" style:family="text">
      <style:text-properties fo:color="#333333" loext:opacity="100%" officeooo:rsid="00300a9f"/>
    </style:style>
    <style:style style:name="T33" style:family="text">
      <style:text-properties officeooo:rsid="00300a9f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gr1" style:family="graphic">
      <style:graphic-properties svg:stroke-width="0.041cm" svg:stroke-color="#808080" draw:marker-start-width="0.413cm" draw:marker-end-width="0.413cm" draw:fill-color="#000000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MELODÍA PARA EL EVANGELIO</text:p>
      <text:p text:style-name="P30">Modo gregoriano – Mateo <text:span text:style-name="T27">2</text:span>, 13 – 15. 19 – 23 </text:p>
      <text:p text:style-name="P22"/>
      <text:section text:style-name="Sect1" text:name="Sección1">
        <text:p text:style-name="P23"><text:span text:style-name="T9"><text:s text:c="8"/></text:span><text:span text:style-name="T12">Mi</text:span><text:span text:style-name="T11">m</text:span><text:span text:style-name="T12"> <text:s text:c="44"/>Si7 Mi</text:span><text:span text:style-name="T11">m</text:span></text:p>
        <text:p text:style-name="P1"><text:span text:style-name="T3">P</text:span><text:span text:style-name="T4">.</text:span><text:span text:style-name="T1"> <text:s text:c="3"/></text:span><text:span text:style-name="T2">El Señor esté con vosotros.</text:span></text:p>
        <text:p text:style-name="P19"><text:span text:style-name="T6"><text:s text:c="8"/>La</text:span><text:span text:style-name="T7">m</text:span><text:span text:style-name="T6"> <text:s text:c="26"/>Mi</text:span><text:span text:style-name="T7">m </text:span><text:span text:style-name="T6">Si7 Mi</text:span><text:span text:style-name="T7">m</text:span></text:p>
        <text:p text:style-name="P4"><text:span text:style-name="T13">A</text:span><text:span text:style-name="T14">.</text:span><text:span text:style-name="T15"> <text:s text:c="3"/></text:span><text:span text:style-name="T16">Y CON TU ESPÍ <text:s text:c="2"/>RI <text:s/>TU.</text:span></text:p>
        <text:p text:style-name="P24"><text:span text:style-name="T9"><text:s text:c="9"/></text:span><text:span text:style-name="T12">Mi</text:span><text:span text:style-name="T11">m</text:span><text:span text:style-name="T12"> <text:s text:c="71"/>Si7/Mi</text:span><text:span text:style-name="T11">m</text:span></text:p>
        <text:p text:style-name="P4"><text:span text:style-name="T18">P</text:span><text:span text:style-name="T19">.</text:span><text:span text:style-name="T15"> <text:s text:c="3"/></text:span><text:span text:style-name="T11">Del santo Evangelio, según San </text:span><text:span text:style-name="T18">N</text:span><text:span text:style-name="T11">.</text:span></text:p>
        <text:p text:style-name="P20"><text:span text:style-name="T6"><text:s text:c="10"/>La</text:span><text:span text:style-name="T7">m</text:span><text:span text:style-name="T6"> <text:s text:c="26"/>Mi</text:span><text:span text:style-name="T7">m/</text:span><text:span text:style-name="T6">Si7/Mi</text:span><text:span text:style-name="T7">m</text:span></text:p>
        <text:p text:style-name="P4"><text:span text:style-name="T13">A</text:span><text:span text:style-name="T14">.</text:span><text:span text:style-name="T15"> <text:s text:c="2"/></text:span><text:span text:style-name="T16">GLORIA A TI SEÑOR.</text:span></text:p>
        <text:p text:style-name="P3"/>
        <text:p text:style-name="P31">Verso bajo.</text:p>
        <text:p text:style-name="P6"><draw:line text:anchor-type="paragraph" draw:z-index="0" draw:name="Línea 1" draw:style-name="gr1" draw:text-style-name="P34" svg:x1="0.714cm" svg:y1="0.455cm" svg:x2="5.775cm" svg:y2="0.471cm"><text:p/></draw:line><draw:line text:anchor-type="paragraph" draw:z-index="1" draw:name="Línea 2" draw:style-name="gr1" draw:text-style-name="P34" svg:x1="0.714cm" svg:y1="0.455cm" svg:x2="5.775cm" svg:y2="0.471cm"><text:p/></draw:line><text:span text:style-name="T17">P.</text:span> <text:s text:c="3"/><text:span text:style-name="T20">Mim <text:s text:c="39"/>Si7/Mim</text:span></text:p>
        <text:p text:style-name="P31"><text:span text:style-name="T5">Verso </text:span>alto<text:span text:style-name="T5">.</text:span></text:p>
        <text:p text:style-name="P6"><draw:line text:anchor-type="paragraph" draw:z-index="2" draw:name="Línea 3" draw:style-name="gr1" draw:text-style-name="P34" svg:x1="0.751cm" svg:y1="0.453cm" svg:x2="6.589cm" svg:y2="0.453cm"><text:p/></draw:line><text:s text:c="8"/><text:span text:style-name="T21">La</text:span><text:span text:style-name="T20">m</text:span><text:span text:style-name="T21"> <text:s text:c="38"/>Mi</text:span><text:span text:style-name="T20">m/</text:span><text:span text:style-name="T21">Si7/Mi</text:span><text:span text:style-name="T20">m</text:span></text:p>
        <text:p text:style-name="P6"><text:span text:style-name="T20"/></text:p>
        <text:p text:style-name="P32">Verso bajo.</text:p>
        <text:p text:style-name="P7"><draw:line text:anchor-type="paragraph" draw:z-index="3" draw:name="Línea 4" draw:style-name="gr1" draw:text-style-name="P34" svg:x1="0.649cm" svg:y1="0.455cm" svg:x2="5.71cm" svg:y2="0.471cm"><text:p/></draw:line><text:span text:style-name="T17"><text:s text:c="3"/></text:span><text:s text:c="4"/><text:span text:style-name="T20">Mim <text:s text:c="39"/>Si7/Mim</text:span></text:p>
        <text:p text:style-name="P32">Verso alto.</text:p>
        <text:p text:style-name="P7"><draw:line text:anchor-type="paragraph" draw:z-index="4" draw:name="Línea 6" draw:style-name="gr1" draw:text-style-name="P34" svg:x1="0.642cm" svg:y1="0.379cm" svg:x2="6.48cm" svg:y2="0.379cm"><text:p/></draw:line><text:span text:style-name="T20"><text:s text:c="8"/></text:span><text:span text:style-name="T21">La</text:span><text:span text:style-name="T20">m</text:span><text:span text:style-name="T21"> <text:s text:c="38"/>Mi</text:span><text:span text:style-name="T20">m/</text:span><text:span text:style-name="T21">Si7/Mi</text:span><text:span text:style-name="T20">m</text:span></text:p>
        <text:p text:style-name="P12"><text:span text:style-name="T20"/></text:p>
        <text:p text:style-name="P32"><text:span text:style-name="T24">Flexa</text:span>.</text:p>
        <text:p text:style-name="P13"><draw:line text:anchor-type="paragraph" draw:z-index="5" draw:name="Línea 7" draw:style-name="gr1" draw:text-style-name="P34" svg:x1="0.621cm" svg:y1="0.369cm" svg:x2="5.682cm" svg:y2="0.385cm"><text:p/></draw:line><text:span text:style-name="T17"><text:s text:c="3"/></text:span><text:s text:c="5"/><text:span text:style-name="T22">Sol</text:span><text:span text:style-name="T17"> <text:s text:c="39"/>Si7/Mim</text:span></text:p>
        <text:p text:style-name="P32">Verso alto.</text:p>
        <text:p text:style-name="P7"><draw:line text:anchor-type="paragraph" draw:z-index="6" draw:name="Línea 9" draw:style-name="gr1" draw:text-style-name="P34" svg:x1="0.642cm" svg:y1="0.379cm" svg:x2="6.48cm" svg:y2="0.379cm"><text:p/></draw:line><text:span text:style-name="T20"><text:s text:c="8"/></text:span><text:span text:style-name="T21">La</text:span><text:span text:style-name="T20">m</text:span><text:span text:style-name="T21"> <text:s text:c="38"/>Mi</text:span><text:span text:style-name="T20">m/</text:span><text:span text:style-name="T21">Si7/Mi</text:span><text:span text:style-name="T20">m</text:span><text:span text:style-name="T20"><text:note text:id="ftn0" text:note-class="footnote"><text:note-citation text:label="*">*</text:note-citation><text:note-body><text:p text:style-name="P2">Siempre se termina con la <text:span text:style-name="T26">Flexa.</text:span></text:p></text:note-body></text:note></text:span></text:p>
        <text:p text:style-name="P7"><text:span text:style-name="T20"/></text:p>
        <text:p text:style-name="P25"><text:span text:style-name="T9"><text:s text:c="9"/></text:span><text:span text:style-name="T12">Mi</text:span><text:span text:style-name="T11">m</text:span><text:span text:style-name="T12"> <text:s text:c="28"/>Si7/Mi</text:span><text:span text:style-name="T11">m</text:span></text:p>
        <text:p text:style-name="P5"><text:span text:style-name="T18">P</text:span><text:span text:style-name="T19">.</text:span><text:span text:style-name="T15"> <text:s text:c="3"/></text:span><text:span text:style-name="T25">Palabra del Señor</text:span><text:span text:style-name="T11">.</text:span></text:p>
        <text:p text:style-name="P21"><text:span text:style-name="T6"><text:s text:c="10"/>La</text:span><text:span text:style-name="T7">m</text:span><text:span text:style-name="T8"> <text:s text:c="32"/></text:span><text:span text:style-name="T6">Mi</text:span><text:span text:style-name="T7">m/</text:span><text:span text:style-name="T6">Si7/Mi</text:span><text:span text:style-name="T7">m</text:span></text:p>
        <text:p text:style-name="P5"><text:span text:style-name="T13">A</text:span><text:span text:style-name="T14">.</text:span><text:span text:style-name="T19"> <text:s text:c="2"/></text:span><text:span text:style-name="T16">GLORIA A TI SEÑOR.</text:span></text:p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28"><text:span text:style-name="T13">Verso bajo.</text:span></text:p>
        <text:p text:style-name="P28"><text:span text:style-name="T12"><text:s text:c="9"/>Mi</text:span><text:span text:style-name="T11">m</text:span></text:p>
        <text:p text:style-name="P15"><text:span text:style-name="T23">P.</text:span><text:span text:style-name="T30"> <text:s text:c="3"/></text:span><text:span text:style-name="T28">Después que </text:span><text:span text:style-name="T30">los magos partieron de Belén</text:span><text:span text:style-name="T28">,</text:span></text:p>
        <text:p text:style-name="P15"><text:span text:style-name="T28"><text:s text:c="8"/>el Ángel del Señor se apareció en sueños a</text:span></text:p>
        <text:p text:style-name="P26"><text:span text:style-name="T12"><text:s text:c="33"/>Si7 Mi</text:span><text:span text:style-name="T11">m</text:span></text:p>
        <text:p text:style-name="P15"><text:span text:style-name="T28"><text:s text:c="8"/>José y le di <text:s text:c="2"/>jo:</text:span></text:p>
        <text:p text:style-name="P33">Verso alto.</text:p>
        <text:p text:style-name="P8"><text:span text:style-name="T20"><text:s text:c="11"/></text:span><text:span text:style-name="T21">La</text:span><text:span text:style-name="T20">m</text:span></text:p>
        <text:p text:style-name="P15"><text:span text:style-name="T28"><text:s text:c="8"/>«Levántate, toma contigo al niño y a su</text:span></text:p>
        <text:p text:style-name="P8"><text:span text:style-name="T21"><text:s text:c="54"/>Mi</text:span><text:span text:style-name="T20">m/</text:span><text:span text:style-name="T21">Si7 Mi</text:span><text:span text:style-name="T20">m</text:span></text:p>
        <text:p text:style-name="P15"><text:span text:style-name="T28"><text:s text:c="8"/>madre y huye a Egip <text:s text:c="8"/>to;</text:span></text:p>
        <text:p text:style-name="P28"><text:span text:style-name="T13">Verso bajo.</text:span></text:p>
        <text:p text:style-name="P26"><text:span text:style-name="T9"><text:s text:c="9"/></text:span><text:span text:style-name="T12">Mi</text:span><text:span text:style-name="T11">m</text:span></text:p>
        <text:p text:style-name="P16"><text:span text:style-name="T28"><text:s text:c="8"/>y </text:span><text:span text:style-name="T31">quédate</text:span><text:span text:style-name="T28"> allá hasta que yo te </text:span><text:span text:style-name="T31">avise</text:span><text:span text:style-name="T28">.</text:span></text:p>
        <text:p text:style-name="P16"><text:span text:style-name="T28"><text:s text:c="8"/>Porque Herodes va a buscar al niño para</text:span></text:p>
        <text:p text:style-name="P27"><text:span text:style-name="T12"><text:s text:c="18"/>Si7 Mi</text:span><text:span text:style-name="T11">m</text:span></text:p>
        <text:p text:style-name="P16"><text:span text:style-name="T28"><text:s text:c="8"/>matar l</text:span><text:span text:style-name="T31">o</text:span><text:span text:style-name="T28">.»</text:span></text:p>
        <text:p text:style-name="P33">Verso alto.</text:p>
        <text:p text:style-name="P9"><text:span text:style-name="T20"><text:s text:c="11"/></text:span><text:span text:style-name="T21">La</text:span><text:span text:style-name="T20">m</text:span></text:p>
        <text:p text:style-name="P17"><text:span text:style-name="T28"><text:s text:c="8"/></text:span><text:span text:style-name="T31">José</text:span><text:span text:style-name="T28"> se levantó, </text:span><text:span text:style-name="T31">y esa misma</text:span><text:span text:style-name="T28"> noche, </text:span><text:span text:style-name="T31">tomo</text:span></text:p>
        <text:p text:style-name="P17"><text:span text:style-name="T31"><text:s text:c="8"/></text:span><text:span text:style-name="T28">al niño y a su madre, y </text:span><text:span text:style-name="T32">partió para</text:span><text:span text:style-name="T28"> Egipto;</text:span></text:p>
        <text:p text:style-name="P17"><text:span text:style-name="T28"><text:s text:c="8"/></text:span><text:span text:style-name="T32">donde permaneció</text:span><text:span text:style-name="T28"> hasta la muerte de</text:span></text:p>
        <text:p text:style-name="P10"><text:span text:style-name="T21"><text:s text:c="16"/>Mi</text:span><text:span text:style-name="T20">m/</text:span><text:span text:style-name="T21">Si7 Mi</text:span><text:span text:style-name="T20">m</text:span></text:p>
        <text:p text:style-name="P17"><text:span text:style-name="T28"><text:s text:c="8"/>Hero <text:s text:c="10"/>des;</text:span></text:p>
        <text:p text:style-name="P33"><text:span text:style-name="T24">Flexa</text:span>.</text:p>
        <text:p text:style-name="P28"><text:span text:style-name="T9"><text:s text:c="10"/></text:span><text:span text:style-name="T33">Sol</text:span></text:p>
        <text:p text:style-name="P17"><text:span text:style-name="T28"><text:s text:c="8"/></text:span><text:span text:style-name="T32">Así</text:span><text:span text:style-name="T28"> se cumplió</text:span><text:span text:style-name="T32"> lo que dijo </text:span><text:span text:style-name="T28">el Señor por</text:span></text:p>
        <text:p text:style-name="P28"><text:span text:style-name="T12"><text:s text:c="51"/>Si7 Mi</text:span><text:span text:style-name="T11">m</text:span></text:p>
        <text:p text:style-name="P17"><text:span text:style-name="T28"><text:s text:c="8"/>medio del profe <text:s/>e <text:s/>ta:</text:span></text:p>
        <text:p text:style-name="P33">Verso alto.</text:p>
        <text:p text:style-name="P11"><text:span text:style-name="T20"><text:s text:c="8"/></text:span><text:span text:style-name="T21">La</text:span><text:span text:style-name="T20">m</text:span><text:span text:style-name="T21"> <text:s text:c="44"/>Mi</text:span><text:span text:style-name="T20">m/</text:span><text:span text:style-name="T21">Si7 Mi</text:span><text:span text:style-name="T20">m</text:span></text:p>
        <text:p text:style-name="P17"><text:span text:style-name="T28"><text:s text:c="8"/>De Egipto llamé a mi hi <text:s text:c="11"/>jo.</text:span></text:p>
        <text:p text:style-name="P18"><text:span text:style-name="T29"/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 Medium" svg:font-family="'Libre Franklin Medium'" style:font-pitch="variable"/>
    <style:font-face style:name="Libre Franklin Medium1" svg:font-family="'Libre Franklin Medium'" style:font-adornments="Medium" style:font-pitch="variable"/>
    <style:font-face style:name="Libre Franklin SemiBold" svg:font-family="'Libre Franklin SemiBold'" style:font-pitch="variable"/>
    <style:font-face style:name="Unifont" svg:font-family="Unifont" style:font-family-generic="system" style:font-pitch="variable"/>
    <style:font-face style:name="google sansregular" svg:font-family="'google sansregular', Georgia, 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1.0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5:21:18.130753530</meta:creation-date>
    <dc:date>2022-11-07T15:58:51.926359516</dc:date>
    <meta:editing-duration>PT1H25M53S</meta:editing-duration>
    <meta:editing-cycles>12</meta:editing-cycles>
    <meta:generator>LibreOffice/7.3.4.2$Linux_X86_64 LibreOffice_project/30$Build-2</meta:generator>
    <meta:document-statistic meta:table-count="0" meta:image-count="0" meta:object-count="0" meta:page-count="1" meta:paragraph-count="59" meta:word-count="221" meta:character-count="2067" meta:non-whitespace-character-count="906"/>
  </office:meta>
</office:document-meta>
</file>